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color="#c9211e" loext:opacity="100%" fo:font-weight="bold" officeooo:rsid="0016cce3" officeooo:paragraph-rsid="0016cce3" style:font-weight-asian="bold" style:font-weight-complex="bold"/>
    </style:style>
    <style:style style:name="P2" style:family="paragraph" style:parent-style-name="Standard">
      <style:text-properties fo:font-weight="bold" officeooo:rsid="0016cce3" officeooo:paragraph-rsid="0016cce3" style:font-weight-asian="bold" style:font-weight-complex="bold"/>
    </style:style>
    <style:style style:name="P3" style:family="paragraph" style:parent-style-name="Standard">
      <style:text-properties fo:font-weight="bold" officeooo:rsid="0016f76f" officeooo:paragraph-rsid="0016f76f" style:font-weight-asian="bold" style:font-weight-complex="bold"/>
    </style:style>
    <style:style style:name="P4" style:family="paragraph" style:parent-style-name="Standard">
      <style:text-properties fo:font-weight="bold" officeooo:rsid="0017497d" officeooo:paragraph-rsid="0017497d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17497d" officeooo:paragraph-rsid="0017497d" style:font-weight-asian="bold" style:font-weight-complex="bold"/>
    </style:style>
    <style:style style:name="P6" style:family="paragraph" style:parent-style-name="Standard">
      <style:text-properties style:use-window-font-color="true" loext:opacity="0%" style:font-name="Lucida Console" fo:font-size="9pt" fo:font-weight="bold" officeooo:rsid="0017497d" officeooo:paragraph-rsid="0017497d" style:font-size-asian="9pt" style:font-weight-asian="bold" style:font-weight-complex="bold"/>
    </style:style>
    <style:style style:name="P7" style:family="paragraph" style:parent-style-name="Standard">
      <style:text-properties fo:color="#c9211e" loext:opacity="100%" style:font-name="Lucida Console" fo:font-size="9pt" fo:font-weight="bold" officeooo:rsid="0017497d" officeooo:paragraph-rsid="0017497d" style:font-size-asian="9pt" style:font-weight-asian="bold" style:font-weight-complex="bold"/>
    </style:style>
    <style:style style:name="P8" style:family="paragraph" style:parent-style-name="Standard">
      <style:text-properties fo:font-weight="bold" officeooo:rsid="001a8469" officeooo:paragraph-rsid="001a8469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Lucida Console" fo:font-size="9pt" fo:font-weight="bold" officeooo:rsid="001a8469" officeooo:paragraph-rsid="001a8469" style:font-size-asian="9pt" style:font-weight-asian="bold" style:font-weight-complex="bold"/>
    </style:style>
    <style:style style:name="P11" style:family="paragraph" style:parent-style-name="Standard">
      <style:text-properties fo:color="#c9211e" loext:opacity="100%" style:font-name="Lucida Console" fo:font-size="9pt" fo:font-weight="bold" officeooo:rsid="001ade93" officeooo:paragraph-rsid="001ade93" style:font-size-asian="9p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Lucida Console" fo:font-size="9pt" fo:font-weight="bold" officeooo:rsid="001c2562" officeooo:paragraph-rsid="001c2562" style:font-size-asian="9pt" style:font-weight-asian="bold" style:font-weight-complex="bold"/>
    </style:style>
    <style:style style:name="P13" style:family="paragraph" style:parent-style-name="Standard">
      <style:text-properties fo:font-weight="bold" officeooo:rsid="001c2562" officeooo:paragraph-rsid="001c2562" style:font-weight-asian="bold" style:font-weight-complex="bold"/>
    </style:style>
    <style:style style:name="P14" style:family="paragraph" style:parent-style-name="Standard">
      <style:text-properties style:use-window-font-color="true" loext:opacity="0%" style:font-name="Lucida Console" fo:font-size="9pt" fo:font-weight="bold" officeooo:rsid="001cebee" officeooo:paragraph-rsid="001cebee" style:font-size-asian="9pt" style:font-weight-asian="bold" style:font-weight-complex="bold"/>
    </style:style>
    <style:style style:name="P15" style:family="paragraph" style:parent-style-name="Standard">
      <style:text-properties fo:font-weight="bold" officeooo:rsid="001cebee" officeooo:paragraph-rsid="001cebee" style:font-weight-asian="bold" style:font-weight-complex="bold"/>
    </style:style>
    <style:style style:name="P16" style:family="paragraph" style:parent-style-name="Standard">
      <style:text-properties fo:color="#c9211e" loext:opacity="100%" style:font-name="Lucida Console" fo:font-size="9pt" fo:font-weight="bold" officeooo:rsid="0020048c" officeooo:paragraph-rsid="0020048c" style:font-size-asian="9pt" style:font-weight-asian="bold" style:font-weight-complex="bold"/>
    </style:style>
    <style:style style:name="P17" style:family="paragraph" style:parent-style-name="Standard">
      <style:text-properties fo:font-weight="normal" officeooo:rsid="0020048c" officeooo:paragraph-rsid="0020048c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Lucida Console" fo:font-size="9pt" fo:font-weight="bold" officeooo:rsid="0020048c" officeooo:paragraph-rsid="0020048c" style:font-size-asian="9pt" style:font-weight-asian="bold" style:font-weight-complex="bold"/>
    </style:style>
    <style:style style:name="P19" style:family="paragraph" style:parent-style-name="Standard">
      <style:text-properties fo:font-weight="bold" officeooo:rsid="0020048c" officeooo:paragraph-rsid="0020048c" style:font-weight-asian="bold" style:font-weight-complex="bold"/>
    </style:style>
    <style:style style:name="P20" style:family="paragraph" style:parent-style-name="Standard">
      <style:text-properties fo:color="#c9211e" loext:opacity="100%" fo:font-weight="normal" officeooo:rsid="0020048c" officeooo:paragraph-rsid="0020048c" style:font-weight-asian="normal" style:font-weight-complex="normal"/>
    </style:style>
    <style:style style:name="P21" style:family="paragraph" style:parent-style-name="Standard">
      <style:text-properties fo:color="#1ca800" loext:opacity="100%" style:font-name="Lucida Console" fo:font-size="9pt" style:font-size-asian="9pt"/>
    </style:style>
    <style:style style:name="P22" style:family="paragraph" style:parent-style-name="Standard">
      <style:text-properties officeooo:rsid="00260c89" officeooo:paragraph-rsid="00260c89"/>
    </style:style>
    <style:style style:name="P23" style:family="paragraph" style:parent-style-name="Standard">
      <style:text-properties fo:color="#c9211e" loext:opacity="100%" fo:font-weight="bold" officeooo:rsid="00260c89" officeooo:paragraph-rsid="00260c89" style:font-weight-asian="bold" style:font-weight-complex="bold"/>
    </style:style>
    <style:style style:name="P24" style:family="paragraph" style:parent-style-name="Standard">
      <style:text-properties officeooo:paragraph-rsid="002ad0b9"/>
    </style:style>
    <style:style style:name="P25" style:family="paragraph" style:parent-style-name="Standard">
      <style:text-properties style:use-window-font-color="true" loext:opacity="0%" style:font-name="Lucida Console" fo:font-size="9pt" fo:font-weight="bold" officeooo:rsid="0020048c" officeooo:paragraph-rsid="002ad0b9" style:font-size-asian="9pt" style:font-weight-asian="bold" style:font-weight-complex="bold"/>
    </style:style>
    <style:style style:name="P26" style:family="paragraph" style:parent-style-name="Standard">
      <style:text-properties fo:font-weight="bold" officeooo:rsid="0020048c" officeooo:paragraph-rsid="002ad0b9" style:font-weight-asian="bold" style:font-weight-complex="bold"/>
    </style:style>
    <style:style style:name="P27" style:family="paragraph" style:parent-style-name="Standard">
      <style:text-properties fo:color="#111111" loext:opacity="100%" fo:font-weight="bold" officeooo:rsid="002caed5" officeooo:paragraph-rsid="002caed5" style:font-weight-asian="bold" style:font-weight-complex="bold"/>
    </style:style>
    <style:style style:name="P28" style:family="paragraph" style:parent-style-name="Standard">
      <style:text-properties officeooo:paragraph-rsid="002ca77a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style:use-window-font-color="true" loext:opacity="0%" style:font-name="Lucida Console" fo:font-size="9pt" officeooo:rsid="00194019" style:font-size-asian="9pt"/>
    </style:style>
    <style:style style:name="T3" style:family="text">
      <style:text-properties fo:color="#000080" loext:opacity="100%" style:font-name="Lucida Console" fo:font-size="9pt" style:font-size-asian="9pt"/>
    </style:style>
    <style:style style:name="T4" style:family="text">
      <style:text-properties fo:color="#000000" loext:opacity="100%" style:font-name="Lucida Console" fo:font-size="9pt" fo:background-color="#bfbfbf" loext:char-shading-value="0" style:font-size-asian="9pt"/>
    </style:style>
    <style:style style:name="T5" style:family="text">
      <style:text-properties fo:font-variant="normal" fo:text-transform="none" style:font-name="Roboto" fo:font-size="10.5pt" fo:letter-spacing="normal" fo:font-style="normal" style:font-size-asian="9pt"/>
    </style:style>
    <style:style style:name="T6" style:family="text">
      <style:text-properties style:font-name="Lucida Console" fo:font-size="9pt" style:font-size-asian="9pt"/>
    </style:style>
    <style:style style:name="T7" style:family="text">
      <style:text-properties fo:color="#00a89a" loext:opacity="100%" style:font-name="Lucida Console" fo:font-size="9pt" style:font-size-asian="9pt"/>
    </style:style>
    <style:style style:name="T8" style:family="text">
      <style:text-properties fo:color="#1ca800" loext:opacity="100%" style:font-name="Lucida Console" fo:font-size="9pt" style:font-size-asian="9pt"/>
    </style:style>
    <style:style style:name="T9" style:family="text">
      <style:text-properties fo:color="#00a933" loext:opacity="100%" style:font-name="Lucida Console" fo:font-size="9pt" style:font-size-asian="9pt"/>
    </style:style>
    <style:style style:name="T10" style:family="text">
      <style:text-properties fo:color="#111111" loext:opacity="100%" style:font-name="Lucida Console" fo:font-size="9pt" style:font-size-asian="9pt"/>
    </style:style>
    <style:style style:name="T11" style:family="text">
      <style:text-properties style:font-name="Lucida Console" fo:font-size="9pt" officeooo:rsid="002dd220" style:font-size-asian="9pt"/>
    </style:style>
    <style:style style:name="T12" style:family="text">
      <style:text-properties style:use-window-font-color="true" loext:opacity="0%" style:font-name="Lucida Console" fo:font-size="9pt" fo:font-weight="normal" officeooo:rsid="002ca77a" style:font-size-asian="9pt" style:font-weight-asian="normal" style:font-weight-complex="normal"/>
    </style:style>
    <style:style style:name="T13" style:family="text">
      <style:text-properties fo:color="#1ca800" loext:opacity="100%" style:font-name="Lucida Console" fo:font-size="9pt" fo:font-weight="normal" officeooo:rsid="002ca77a" style:font-size-asian="9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aber se o Git está funcionando no Windows?</text:p>
      <text:p text:style-name="P2">Git --help</text:p>
      <text:p text:style-name="P2"/>
      <text:p text:style-name="P1">Como inicializar um repositório?</text:p>
      <text:p text:style-name="P3">Git init</text:p>
      <text:p text:style-name="P3"/>
      <text:p text:style-name="P4">Git status</text:p>
      <text:p text:style-name="P4"/>
      <text:p text:style-name="P5">Adicionando arquivos ao controle de versões</text:p>
      <text:p text:style-name="P6">git add "comandos.odt"</text:p>
      <text:p text:style-name="P4"><text:span text:style-name="T1"/></text:p>
      <text:p text:style-name="P4"><text:span text:style-name="T1"/></text:p>
      <text:p text:style-name="P7">Adicionando todos os arquivos:</text:p>
      <text:p text:style-name="P4"><text:span text:style-name="T1">Git </text:span><text:span text:style-name="T2">add .</text:span></text:p>
      <text:p text:style-name="P4"><text:span text:style-name="T2"/></text:p>
      <text:p text:style-name="P8"><text:span text:style-name="T2">G</text:span><text:span text:style-name="T1">it commit -m “Commit inicial”</text:span></text:p>
      <text:p text:style-name="P8"><text:span text:style-name="T1"/></text:p>
      <text:p text:style-name="P9" loext:marker-style-name="T1"><text:span text:style-name="T1">git config --global user.email "</text:span><text:a xlink:type="simple" xlink:href="mailto:andersonabreurabelo.9@gmail.com" text:style-name="Internet_20_link" text:visited-style-name="Visited_20_Internet_20_Link"><text:span text:style-name="T3">andersonabreurabelo.9@gmail.com</text:span></text:a><text:span text:style-name="T1">"</text:span></text:p>
      <text:p text:style-name="P9" loext:marker-style-name="T1"><text:span text:style-name="T1"/></text:p>
      <text:p text:style-name="P9" loext:marker-style-name="T1"><text:span text:style-name="T1">git config --global user.name "Anderson Abreu Rabelo"</text:span></text:p>
      <text:p text:style-name="P8"><text:span text:style-name="T1"/></text:p>
      <text:p text:style-name="P10">Git commit -m “Commit inicial”</text:p>
      <text:p text:style-name="P10"/>
      <text:p text:style-name="P8"><text:span text:style-name="T1"/></text:p>
      <text:p text:style-name="P11">Como enviar alterações utilizando o Git Push:</text:p>
      <text:p text:style-name="P12">Git push</text:p>
      <text:p text:style-name="P13"><text:span text:style-name="T1"/></text:p>
      <text:p text:style-name="P13"><text:span text:style-name="T1">Git remote add origin </text:span><text:a xlink:type="simple" xlink:href="https://github.com/anderasd100/Django" text:style-name="Internet_20_link" text:visited-style-name="Visited_20_Internet_20_Link"><text:span text:style-name="T3">https://github.com/anderasd100/Django</text:span></text:a></text:p>
      <text:p text:style-name="P13"><text:span text:style-name="T1"/></text:p>
      <text:p text:style-name="P14">Git push</text:p>
      <text:p text:style-name="P15"><text:span text:style-name="T4"/></text:p>
      <text:p text:style-name="P14">git push --set-upstream origin master</text:p>
      <text:p text:style-name="P15"><text:span text:style-name="T1"/></text:p>
      <text:p text:style-name="P15"><text:span text:style-name="T1"/></text:p>
      <text:p text:style-name="P16">Ver os históricos das versões dos códigos:</text:p>
      <text:p text:style-name="P17"><text:span text:style-name="T1"/></text:p>
      <text:p text:style-name="P18">Git reflog</text:p>
      <text:p text:style-name="P19"><text:span text:style-name="T1"/></text:p>
      <text:p text:style-name="P16">Voltando o código anterior:</text:p>
      <text:p text:style-name="P17"><text:span text:style-name="T1"/></text:p>
      <text:p text:style-name="P18">$ git reset --hard a08faab</text:p>
      <text:p text:style-name="P19"><text:span text:style-name="T1"/></text:p>
      <text:p text:style-name="P20"><text:span text:style-name="T5">O que são branches e como criar uma:</text:span><text:span text:style-name="T6"> </text:span></text:p>
      <text:p text:style-name="Standard" loext:marker-style-name="T7"><text:span text:style-name="T7"/></text:p>
      <text:p text:style-name="Standard" loext:marker-style-name="T1"><text:span text:style-name="T1">$ git branch</text:span><text:span text:style-name="T1"/></text:p>
      <text:p text:style-name="Standard" loext:marker-style-name="T8"><text:span text:style-name="T1">* </text:span><text:span text:style-name="T8">master</text:span></text:p>
      <text:p text:style-name="Standard" loext:marker-style-name="T8"><text:span text:style-name="T8"/></text:p>
      <text:p text:style-name="Standard" loext:marker-style-name="T1"><text:span text:style-name="T1">$ git branch testes</text:span></text:p>
      <text:p text:style-name="P21" loext:marker-style-name="T8"/>
      <text:p text:style-name="P18">$ git checkout testes</text:p>
      <text:p text:style-name="P19"><text:span text:style-name="T1"/></text:p>
      <text:p text:style-name="Standard" loext:marker-style-name="T1"><text:span text:style-name="T1">$ git branch</text:span></text:p>
      <text:p text:style-name="Standard" loext:marker-style-name="T1"><text:span text:style-name="T1"><text:s text:c="2"/>master</text:span><text:span text:style-name="T1"/></text:p>
      <text:p text:style-name="Standard" loext:marker-style-name="T8"><text:span text:style-name="T1">* </text:span><text:span text:style-name="T8">testes</text:span></text:p>
      <text:p text:style-name="Standard" loext:marker-style-name="T8"><text:span text:style-name="T8"/></text:p>
      <text:p text:style-name="P22" loext:marker-style-name="T8"><text:span text:style-name="T8"/></text:p>
      <text:p text:style-name="P23">Git Merge como unir o Código:</text:p>
      <text:p text:style-name="P23"/>
      <text:p text:style-name="P24" loext:marker-style-name="T1"><text:span text:style-name="T1">$ git branch</text:span></text:p>
      <text:p text:style-name="P24" loext:marker-style-name="T1"><text:span text:style-name="T1"><text:s text:c="2"/></text:span><text:span text:style-name="T9">master</text:span></text:p>
      <text:p text:style-name="P24" loext:marker-style-name="T8"><text:span text:style-name="T1">* </text:span><text:span text:style-name="T10">testes</text:span></text:p>
      <text:p text:style-name="P24" loext:marker-style-name="T8"><text:span text:style-name="T10"/></text:p>
      <text:p text:style-name="P25">$ git checkout testes</text:p>
      <text:p text:style-name="P25"><text:span text:style-name="T6"/></text:p>
      <text:p text:style-name="P24" loext:marker-style-name="T1"><text:span text:style-name="T1">$ git branch </text:span></text:p>
      <text:p text:style-name="P24" loext:marker-style-name="T1"><text:span text:style-name="T1"/></text:p>
      <text:p text:style-name="P26"><text:span text:style-name="T1"/></text:p>
      <text:p text:style-name="P24" loext:marker-style-name="T1"><text:span text:style-name="T1">$ git branch</text:span></text:p>
      <text:p text:style-name="P24" loext:marker-style-name="T1"><text:span text:style-name="T1"><text:s text:c="2"/>master</text:span></text:p>
      <text:p text:style-name="P24" loext:marker-style-name="T8"><text:span text:style-name="T1">* </text:span><text:span text:style-name="T8">testes</text:span></text:p>
      <text:p text:style-name="P24" loext:marker-style-name="T8"><text:span text:style-name="T8"/></text:p>
      <text:p text:style-name="P27" loext:marker-style-name="T8"><text:span text:style-name="T6">GIT PULL – </text:span><text:span text:style-name="T11">Puxar as informações do servidor antes de fazer o merge</text:span></text:p>
      <text:p text:style-name="P24" loext:marker-style-name="T8"><text:span text:style-name="T8"/></text:p>
      <text:p text:style-name="P28"><text:span text:style-name="T12">git merge master</text:span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29:24.930000000</meta:creation-date>
    <dc:date>2025-01-25T10:09:27.068000000</dc:date>
    <meta:editing-duration>PT1H59M44S</meta:editing-duration>
    <meta:editing-cycles>20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41" meta:word-count="168" meta:character-count="977" meta:non-whitespace-character-count="846"/>
  </office:meta>
</office:document-meta>
</file>